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sp-metrics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variation_name</text:p>
          </table:table-cell>
          <table:table-cell office:value-type="string" calcext:value-type="string">
            <text:p>position_offset_x</text:p>
          </table:table-cell>
          <table:table-cell office:value-type="string" calcext:value-type="string">
            <text:p>position_offset_y</text:p>
          </table:table-cell>
          <table:table-cell office:value-type="string" calcext:value-type="string">
            <text:p>position_offset_z</text:p>
          </table:table-cell>
          <table:table-cell office:value-type="string" calcext:value-type="string">
            <text:p>rotation_offset_deg_x</text:p>
          </table:table-cell>
          <table:table-cell office:value-type="string" calcext:value-type="string">
            <text:p>rotation_offset_deg_y</text:p>
          </table:table-cell>
          <table:table-cell office:value-type="string" calcext:value-type="string">
            <text:p>rotation_offset_deg_z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ist_COP_x</text:p>
          </table:table-cell>
          <table:table-cell office:value-type="string" calcext:value-type="string">
            <text:p>opt_COPx</text:p>
          </table:table-cell>
          <table:table-cell office:value-type="string" calcext:value-type="string">
            <text:p>CoP+ X</text:p>
          </table:table-cell>
          <table:table-cell office:value-type="string" calcext:value-type="string">
            <text:p>CoP+ Y</text:p>
          </table:table-cell>
          <table:table-cell office:value-type="string" calcext:value-type="string">
            <text:p>CoP+ Z</text:p>
          </table:table-cell>
          <table:table-cell office:value-type="string" calcext:value-type="string">
            <text:p>Taxel+ active</text:p>
          </table:table-cell>
          <table:table-cell office:value-type="string" calcext:value-type="string">
            <text:p>F_max+</text:p>
          </table:table-cell>
          <table:table-cell office:value-type="string" calcext:value-type="string">
            <text:p>F_min+</text:p>
          </table:table-cell>
          <table:table-cell office:value-type="string" calcext:value-type="string">
            <text:p>Dist+</text:p>
          </table:table-cell>
          <table:table-cell office:value-type="string" calcext:value-type="string">
            <text:p>F_mean10</text:p>
          </table:table-cell>
          <table:table-cell office:value-type="string" calcext:value-type="string">
            <text:p>Std_10</text:p>
          </table:table-cell>
          <table:table-cell office:value-type="string" calcext:value-type="string">
            <text:p>Mean_1-5</text:p>
          </table:table-cell>
          <table:table-cell office:value-type="string" calcext:value-type="string">
            <text:p>Mean_7-11</text:p>
          </table:table-cell>
          <table:table-cell office:value-type="string" calcext:value-type="string">
            <text:p>Diff_Means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25-09-15 09:10:43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1930997" calcext:value-type="float">
            <text:p>0.1930997</text:p>
          </table:table-cell>
          <table:table-cell office:value-type="float" office:value="0.1933747" calcext:value-type="float">
            <text:p>0.1933747</text:p>
          </table:table-cell>
          <table:table-cell office:value-type="float" office:value="0.5415092" calcext:value-type="float">
            <text:p>0.5415092</text:p>
          </table:table-cell>
          <table:table-cell office:value-type="float" office:value="0.0994022" calcext:value-type="float">
            <text:p>0.0994022</text:p>
          </table:table-cell>
          <table:table-cell office:value-type="float" office:value="2" calcext:value-type="float">
            <text:p>2</text:p>
          </table:table-cell>
          <table:table-cell office:value-type="float" office:value="1.87820994853973" calcext:value-type="float">
            <text:p>1.87820994853973</text:p>
          </table:table-cell>
          <table:table-cell office:value-type="float" office:value="-0.0372034013271332" calcext:value-type="float">
            <text:p>-0.0372034013271332</text:p>
          </table:table-cell>
          <table:table-cell office:value-type="float" office:value="1.91541334986687" calcext:value-type="float">
            <text:p>1.91541334986687</text:p>
          </table:table-cell>
          <table:table-cell office:value-type="float" office:value="0.352072738658171" calcext:value-type="float">
            <text:p>0.352072738658171</text:p>
          </table:table-cell>
          <table:table-cell office:value-type="float" office:value="0.727953748566004" calcext:value-type="float">
            <text:p>0.727953748566004</text:p>
          </table:table-cell>
          <table:table-cell office:value-type="float" office:value="0.388092869869433" calcext:value-type="float">
            <text:p>0.388092869869433</text:p>
          </table:table-cell>
          <table:table-cell office:value-type="float" office:value="0.316052607446909" calcext:value-type="float">
            <text:p>0.316052607446909</text:p>
          </table:table-cell>
          <table:table-cell office:value-type="float" office:value="0.0720402624225244" calcext:value-type="float">
            <text:p>0.0720402624225244</text:p>
          </table:table-cell>
        </table:table-row>
        <table:table-row table:style-name="ro1">
          <table:table-cell office:value-type="string" calcext:value-type="string">
            <text:p>x_plus_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10:57</text:p>
          </table:table-cell>
          <table:table-cell office:value-type="float" office:value="-0.0006192" calcext:value-type="float">
            <text:p>-0.0006192</text:p>
          </table:table-cell>
          <table:table-cell office:value-type="float" office:value="0.1941006" calcext:value-type="float">
            <text:p>0.1941006</text:p>
          </table:table-cell>
          <table:table-cell office:value-type="float" office:value="0.1934813" calcext:value-type="float">
            <text:p>0.1934813</text:p>
          </table:table-cell>
          <table:table-cell office:value-type="float" office:value="0.5415065" calcext:value-type="float">
            <text:p>0.5415065</text:p>
          </table:table-cell>
          <table:table-cell office:value-type="float" office:value="0.0994014" calcext:value-type="float">
            <text:p>0.0994014</text:p>
          </table:table-cell>
          <table:table-cell office:value-type="float" office:value="2" calcext:value-type="float">
            <text:p>2</text:p>
          </table:table-cell>
          <table:table-cell office:value-type="float" office:value="2.06773662567139" calcext:value-type="float">
            <text:p>2.06773662567139</text:p>
          </table:table-cell>
          <table:table-cell office:value-type="float" office:value="-0.0408933982253075" calcext:value-type="float">
            <text:p>-0.0408933982253075</text:p>
          </table:table-cell>
          <table:table-cell office:value-type="float" office:value="2.10863002389669" calcext:value-type="float">
            <text:p>2.10863002389669</text:p>
          </table:table-cell>
          <table:table-cell office:value-type="float" office:value="0.349694746313617" calcext:value-type="float">
            <text:p>0.349694746313617</text:p>
          </table:table-cell>
          <table:table-cell office:value-type="float" office:value="0.742685443770183" calcext:value-type="float">
            <text:p>0.742685443770183</text:p>
          </table:table-cell>
          <table:table-cell office:value-type="float" office:value="0.285920886974782" calcext:value-type="float">
            <text:p>0.285920886974782</text:p>
          </table:table-cell>
          <table:table-cell office:value-type="float" office:value="0.413468605652452" calcext:value-type="float">
            <text:p>0.413468605652452</text:p>
          </table:table-cell>
          <table:table-cell office:value-type="float" office:value="0.12754771867767" calcext:value-type="float">
            <text:p>0.12754771867767</text:p>
          </table:table-cell>
        </table:table-row>
        <table:table-row table:style-name="ro1">
          <table:table-cell office:value-type="string" calcext:value-type="string">
            <text:p>x_plus_2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11:13</text:p>
          </table:table-cell>
          <table:table-cell office:value-type="float" office:value="-0.0012876" calcext:value-type="float">
            <text:p>-0.0012876</text:p>
          </table:table-cell>
          <table:table-cell office:value-type="float" office:value="0.1950931" calcext:value-type="float">
            <text:p>0.1950931</text:p>
          </table:table-cell>
          <table:table-cell office:value-type="float" office:value="0.1938055" calcext:value-type="float">
            <text:p>0.1938055</text:p>
          </table:table-cell>
          <table:table-cell office:value-type="float" office:value="0.5415088" calcext:value-type="float">
            <text:p>0.5415088</text:p>
          </table:table-cell>
          <table:table-cell office:value-type="float" office:value="0.0994035" calcext:value-type="float">
            <text:p>0.0994035</text:p>
          </table:table-cell>
          <table:table-cell office:value-type="float" office:value="2" calcext:value-type="float">
            <text:p>2</text:p>
          </table:table-cell>
          <table:table-cell office:value-type="float" office:value="2.59048652648926" calcext:value-type="float">
            <text:p>2.59048652648926</text:p>
          </table:table-cell>
          <table:table-cell office:value-type="float" office:value="-0.0445833988487721" calcext:value-type="float">
            <text:p>-0.0445833988487721</text:p>
          </table:table-cell>
          <table:table-cell office:value-type="float" office:value="2.63506992533803" calcext:value-type="float">
            <text:p>2.63506992533803</text:p>
          </table:table-cell>
          <table:table-cell office:value-type="float" office:value="0.369087727682199" calcext:value-type="float">
            <text:p>0.369087727682199</text:p>
          </table:table-cell>
          <table:table-cell office:value-type="float" office:value="0.84999313118647" calcext:value-type="float">
            <text:p>0.84999313118647</text:p>
          </table:table-cell>
          <table:table-cell office:value-type="float" office:value="0.222124870191328" calcext:value-type="float">
            <text:p>0.222124870191328</text:p>
          </table:table-cell>
          <table:table-cell office:value-type="float" office:value="0.51605058517307" calcext:value-type="float">
            <text:p>0.51605058517307</text:p>
          </table:table-cell>
          <table:table-cell office:value-type="float" office:value="0.293925714981742" calcext:value-type="float">
            <text:p>0.293925714981742</text:p>
          </table:table-cell>
        </table:table-row>
        <table:table-row table:style-name="ro1">
          <table:table-cell office:value-type="string" calcext:value-type="string">
            <text:p>x_plus_3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11:27</text:p>
          </table:table-cell>
          <table:table-cell office:value-type="float" office:value="-0.0019097" calcext:value-type="float">
            <text:p>-0.0019097</text:p>
          </table:table-cell>
          <table:table-cell office:value-type="float" office:value="0.196105" calcext:value-type="float">
            <text:p>0.196105</text:p>
          </table:table-cell>
          <table:table-cell office:value-type="float" office:value="0.1941953" calcext:value-type="float">
            <text:p>0.1941953</text:p>
          </table:table-cell>
          <table:table-cell office:value-type="float" office:value="0.5415141" calcext:value-type="float">
            <text:p>0.5415141</text:p>
          </table:table-cell>
          <table:table-cell office:value-type="float" office:value="0.099401" calcext:value-type="float">
            <text:p>0.099401</text:p>
          </table:table-cell>
          <table:table-cell office:value-type="float" office:value="2" calcext:value-type="float">
            <text:p>2</text:p>
          </table:table-cell>
          <table:table-cell office:value-type="float" office:value="3.32028651237488" calcext:value-type="float">
            <text:p>3.32028651237488</text:p>
          </table:table-cell>
          <table:table-cell office:value-type="float" office:value="-0.0495034009218216" calcext:value-type="float">
            <text:p>-0.0495034009218216</text:p>
          </table:table-cell>
          <table:table-cell office:value-type="float" office:value="3.3697899132967" calcext:value-type="float">
            <text:p>3.3697899132967</text:p>
          </table:table-cell>
          <table:table-cell office:value-type="float" office:value="0.412834730796749" calcext:value-type="float">
            <text:p>0.412834730796749</text:p>
          </table:table-cell>
          <table:table-cell office:value-type="float" office:value="1.05150097345606" calcext:value-type="float">
            <text:p>1.05150097345606</text:p>
          </table:table-cell>
          <table:table-cell office:value-type="float" office:value="0.165544879355002" calcext:value-type="float">
            <text:p>0.165544879355002</text:p>
          </table:table-cell>
          <table:table-cell office:value-type="float" office:value="0.660124582238495" calcext:value-type="float">
            <text:p>0.660124582238495</text:p>
          </table:table-cell>
          <table:table-cell office:value-type="float" office:value="0.494579702883493" calcext:value-type="float">
            <text:p>0.494579702883493</text:p>
          </table:table-cell>
        </table:table-row>
        <table:table-row table:style-name="ro1">
          <table:table-cell office:value-type="string" calcext:value-type="string">
            <text:p>x_plus_4</text:p>
          </table:table-cell>
          <table:table-cell office:value-type="float" office:value="0.004" calcext:value-type="float">
            <text:p>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11:44</text:p>
          </table:table-cell>
          <table:table-cell office:value-type="float" office:value="-0.0022062" calcext:value-type="float">
            <text:p>-0.0022062</text:p>
          </table:table-cell>
          <table:table-cell office:value-type="float" office:value="0.1971023" calcext:value-type="float">
            <text:p>0.1971023</text:p>
          </table:table-cell>
          <table:table-cell office:value-type="float" office:value="0.1948962" calcext:value-type="float">
            <text:p>0.1948962</text:p>
          </table:table-cell>
          <table:table-cell office:value-type="float" office:value="0.541511" calcext:value-type="float">
            <text:p>0.541511</text:p>
          </table:table-cell>
          <table:table-cell office:value-type="float" office:value="0.099402" calcext:value-type="float">
            <text:p>0.099402</text:p>
          </table:table-cell>
          <table:table-cell office:value-type="float" office:value="2" calcext:value-type="float">
            <text:p>2</text:p>
          </table:table-cell>
          <table:table-cell office:value-type="float" office:value="3.75775671005249" calcext:value-type="float">
            <text:p>3.75775671005249</text:p>
          </table:table-cell>
          <table:table-cell office:value-type="float" office:value="-0.0519634000957012" calcext:value-type="float">
            <text:p>-0.0519634000957012</text:p>
          </table:table-cell>
          <table:table-cell office:value-type="float" office:value="3.80972011014819" calcext:value-type="float">
            <text:p>3.80972011014819</text:p>
          </table:table-cell>
          <table:table-cell office:value-type="float" office:value="0.438746752345469" calcext:value-type="float">
            <text:p>0.438746752345469</text:p>
          </table:table-cell>
          <table:table-cell office:value-type="float" office:value="1.18341618666379" calcext:value-type="float">
            <text:p>1.18341618666379</text:p>
          </table:table-cell>
          <table:table-cell office:value-type="float" office:value="0.131924882228486" calcext:value-type="float">
            <text:p>0.131924882228486</text:p>
          </table:table-cell>
          <table:table-cell office:value-type="float" office:value="0.745568622462451" calcext:value-type="float">
            <text:p>0.745568622462451</text:p>
          </table:table-cell>
          <table:table-cell office:value-type="float" office:value="0.613643740233965" calcext:value-type="float">
            <text:p>0.613643740233965</text:p>
          </table:table-cell>
        </table:table-row>
        <table:table-row table:style-name="ro1">
          <table:table-cell office:value-type="string" calcext:value-type="string">
            <text:p>x_plus_5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12:02</text:p>
          </table:table-cell>
          <table:table-cell office:value-type="float" office:value="-0.0024056" calcext:value-type="float">
            <text:p>-0.0024056</text:p>
          </table:table-cell>
          <table:table-cell office:value-type="float" office:value="0.1981137" calcext:value-type="float">
            <text:p>0.1981137</text:p>
          </table:table-cell>
          <table:table-cell office:value-type="float" office:value="0.195708" calcext:value-type="float">
            <text:p>0.195708</text:p>
          </table:table-cell>
          <table:table-cell office:value-type="float" office:value="0.5415079" calcext:value-type="float">
            <text:p>0.5415079</text:p>
          </table:table-cell>
          <table:table-cell office:value-type="float" office:value="0.099395" calcext:value-type="float">
            <text:p>0.099395</text:p>
          </table:table-cell>
          <table:table-cell office:value-type="float" office:value="2" calcext:value-type="float">
            <text:p>2</text:p>
          </table:table-cell>
          <table:table-cell office:value-type="float" office:value="3.88485670089722" calcext:value-type="float">
            <text:p>3.88485670089722</text:p>
          </table:table-cell>
          <table:table-cell office:value-type="float" office:value="-0.0544233992695808" calcext:value-type="float">
            <text:p>-0.0544233992695808</text:p>
          </table:table-cell>
          <table:table-cell office:value-type="float" office:value="3.9392801001668" calcext:value-type="float">
            <text:p>3.9392801001668</text:p>
          </table:table-cell>
          <table:table-cell office:value-type="float" office:value="0.434646750264801" calcext:value-type="float">
            <text:p>0.434646750264801</text:p>
          </table:table-cell>
          <table:table-cell office:value-type="float" office:value="1.22246791501394" calcext:value-type="float">
            <text:p>1.22246791501394</text:p>
          </table:table-cell>
          <table:table-cell office:value-type="float" office:value="0.10117488023825" calcext:value-type="float">
            <text:p>0.10117488023825</text:p>
          </table:table-cell>
          <table:table-cell office:value-type="float" office:value="0.768118620291352" calcext:value-type="float">
            <text:p>0.768118620291352</text:p>
          </table:table-cell>
          <table:table-cell office:value-type="float" office:value="0.666943740053102" calcext:value-type="float">
            <text:p>0.666943740053102</text:p>
          </table:table-cell>
        </table:table-row>
        <table:table-row table:style-name="ro1">
          <table:table-cell office:value-type="string" calcext:value-type="string">
            <text:p>x_plus_6</text:p>
          </table:table-cell>
          <table:table-cell office:value-type="float" office:value="0.006" calcext:value-type="float">
            <text:p>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12:20</text:p>
          </table:table-cell>
          <table:table-cell office:value-type="float" office:value="-0.0025145" calcext:value-type="float">
            <text:p>-0.0025145</text:p>
          </table:table-cell>
          <table:table-cell office:value-type="float" office:value="0.1990958" calcext:value-type="float">
            <text:p>0.1990958</text:p>
          </table:table-cell>
          <table:table-cell office:value-type="float" office:value="0.1965813" calcext:value-type="float">
            <text:p>0.1965813</text:p>
          </table:table-cell>
          <table:table-cell office:value-type="float" office:value="0.5415032" calcext:value-type="float">
            <text:p>0.5415032</text:p>
          </table:table-cell>
          <table:table-cell office:value-type="float" office:value="0.0994015" calcext:value-type="float">
            <text:p>0.0994015</text:p>
          </table:table-cell>
          <table:table-cell office:value-type="float" office:value="2" calcext:value-type="float">
            <text:p>2</text:p>
          </table:table-cell>
          <table:table-cell office:value-type="float" office:value="3.97054648399353" calcext:value-type="float">
            <text:p>3.97054648399353</text:p>
          </table:table-cell>
          <table:table-cell office:value-type="float" office:value="-0.0552433989942074" calcext:value-type="float">
            <text:p>-0.0552433989942074</text:p>
          </table:table-cell>
          <table:table-cell office:value-type="float" office:value="4.02578988298774" calcext:value-type="float">
            <text:p>4.02578988298774</text:p>
          </table:table-cell>
          <table:table-cell office:value-type="float" office:value="0.434113727649674" calcext:value-type="float">
            <text:p>0.434113727649674</text:p>
          </table:table-cell>
          <table:table-cell office:value-type="float" office:value="1.24983379223273" calcext:value-type="float">
            <text:p>1.24983379223273</text:p>
          </table:table-cell>
          <table:table-cell office:value-type="float" office:value="0.0839548784308136" calcext:value-type="float">
            <text:p>0.0839548784308136</text:p>
          </table:table-cell>
          <table:table-cell office:value-type="float" office:value="0.784272576868534" calcext:value-type="float">
            <text:p>0.784272576868534</text:p>
          </table:table-cell>
          <table:table-cell office:value-type="float" office:value="0.700317698437721" calcext:value-type="float">
            <text:p>0.700317698437721</text:p>
          </table:table-cell>
        </table:table-row>
        <table:table-row table:style-name="ro1">
          <table:table-cell office:value-type="string" calcext:value-type="string">
            <text:p>x_plus_7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12:39</text:p>
          </table:table-cell>
          <table:table-cell office:value-type="float" office:value="-0.0025455" calcext:value-type="float">
            <text:p>-0.0025455</text:p>
          </table:table-cell>
          <table:table-cell office:value-type="float" office:value="0.2000919" calcext:value-type="float">
            <text:p>0.2000919</text:p>
          </table:table-cell>
          <table:table-cell office:value-type="float" office:value="0.1975464" calcext:value-type="float">
            <text:p>0.1975464</text:p>
          </table:table-cell>
          <table:table-cell office:value-type="float" office:value="0.5415125" calcext:value-type="float">
            <text:p>0.5415125</text:p>
          </table:table-cell>
          <table:table-cell office:value-type="float" office:value="0.0993993" calcext:value-type="float">
            <text:p>0.0993993</text:p>
          </table:table-cell>
          <table:table-cell office:value-type="float" office:value="2" calcext:value-type="float">
            <text:p>2</text:p>
          </table:table-cell>
          <table:table-cell office:value-type="float" office:value="3.48551654815674" calcext:value-type="float">
            <text:p>3.48551654815674</text:p>
          </table:table-cell>
          <table:table-cell office:value-type="float" office:value="-0.0585234016180038" calcext:value-type="float">
            <text:p>-0.0585234016180038</text:p>
          </table:table-cell>
          <table:table-cell office:value-type="float" office:value="3.54403994977474" calcext:value-type="float">
            <text:p>3.54403994977474</text:p>
          </table:table-cell>
          <table:table-cell office:value-type="float" office:value="0.375811735494062" calcext:value-type="float">
            <text:p>0.375811735494062</text:p>
          </table:table-cell>
          <table:table-cell office:value-type="float" office:value="1.09850236135425" calcext:value-type="float">
            <text:p>1.09850236135425</text:p>
          </table:table-cell>
          <table:table-cell office:value-type="float" office:value="0.0669808815233409" calcext:value-type="float">
            <text:p>0.0669808815233409</text:p>
          </table:table-cell>
          <table:table-cell office:value-type="float" office:value="0.684642589464784" calcext:value-type="float">
            <text:p>0.684642589464784</text:p>
          </table:table-cell>
          <table:table-cell office:value-type="float" office:value="0.617661707941443" calcext:value-type="float">
            <text:p>0.617661707941443</text:p>
          </table:table-cell>
        </table:table-row>
        <table:table-row table:style-name="ro1">
          <table:table-cell office:value-type="string" calcext:value-type="string">
            <text:p>x_plus_8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12:57</text:p>
          </table:table-cell>
          <table:table-cell office:value-type="float" office:value="-0.0024315" calcext:value-type="float">
            <text:p>-0.0024315</text:p>
          </table:table-cell>
          <table:table-cell office:value-type="float" office:value="0.2010979" calcext:value-type="float">
            <text:p>0.2010979</text:p>
          </table:table-cell>
          <table:table-cell office:value-type="float" office:value="0.1986664" calcext:value-type="float">
            <text:p>0.1986664</text:p>
          </table:table-cell>
          <table:table-cell office:value-type="float" office:value="0.5415098" calcext:value-type="float">
            <text:p>0.5415098</text:p>
          </table:table-cell>
          <table:table-cell office:value-type="float" office:value="0.0994007" calcext:value-type="float">
            <text:p>0.0994007</text:p>
          </table:table-cell>
          <table:table-cell office:value-type="float" office:value="2" calcext:value-type="float">
            <text:p>2</text:p>
          </table:table-cell>
          <table:table-cell office:value-type="float" office:value="2.46297669410706" calcext:value-type="float">
            <text:p>2.46297669410706</text:p>
          </table:table-cell>
          <table:table-cell office:value-type="float" office:value="-0.0622133985161781" calcext:value-type="float">
            <text:p>-0.0622133985161781</text:p>
          </table:table-cell>
          <table:table-cell office:value-type="float" office:value="2.52519009262323" calcext:value-type="float">
            <text:p>2.52519009262323</text:p>
          </table:table-cell>
          <table:table-cell office:value-type="float" office:value="0.265972749050707" calcext:value-type="float">
            <text:p>0.265972749050707</text:p>
          </table:table-cell>
          <table:table-cell office:value-type="float" office:value="0.778497830974694" calcext:value-type="float">
            <text:p>0.778497830974694</text:p>
          </table:table-cell>
          <table:table-cell office:value-type="float" office:value="0.0560748787596822" calcext:value-type="float">
            <text:p>0.0560748787596822</text:p>
          </table:table-cell>
          <table:table-cell office:value-type="float" office:value="0.475870619341731" calcext:value-type="float">
            <text:p>0.475870619341731</text:p>
          </table:table-cell>
          <table:table-cell office:value-type="float" office:value="0.419795740582049" calcext:value-type="float">
            <text:p>0.419795740582049</text:p>
          </table:table-cell>
        </table:table-row>
        <table:table-row table:style-name="ro1">
          <table:table-cell office:value-type="string" calcext:value-type="string">
            <text:p>x_minus_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13:14</text:p>
          </table:table-cell>
          <table:table-cell office:value-type="float" office:value="0.0008898" calcext:value-type="float">
            <text:p>0.0008898</text:p>
          </table:table-cell>
          <table:table-cell office:value-type="float" office:value="0.1920975" calcext:value-type="float">
            <text:p>0.1920975</text:p>
          </table:table-cell>
          <table:table-cell office:value-type="float" office:value="0.1929873" calcext:value-type="float">
            <text:p>0.1929873</text:p>
          </table:table-cell>
          <table:table-cell office:value-type="float" office:value="0.5415115" calcext:value-type="float">
            <text:p>0.5415115</text:p>
          </table:table-cell>
          <table:table-cell office:value-type="float" office:value="0.0994037" calcext:value-type="float">
            <text:p>0.0994037</text:p>
          </table:table-cell>
          <table:table-cell office:value-type="float" office:value="2" calcext:value-type="float">
            <text:p>2</text:p>
          </table:table-cell>
          <table:table-cell office:value-type="float" office:value="2.25746011734009" calcext:value-type="float">
            <text:p>2.25746011734009</text:p>
          </table:table-cell>
          <table:table-cell office:value-type="float" office:value="-0.0650833994150162" calcext:value-type="float">
            <text:p>-0.0650833994150162</text:p>
          </table:table-cell>
          <table:table-cell office:value-type="float" office:value="2.3225435167551" calcext:value-type="float">
            <text:p>2.3225435167551</text:p>
          </table:table-cell>
          <table:table-cell office:value-type="float" office:value="0.34711175756529" calcext:value-type="float">
            <text:p>0.34711175756529</text:p>
          </table:table-cell>
          <table:table-cell office:value-type="float" office:value="0.77912635172544" calcext:value-type="float">
            <text:p>0.77912635172544</text:p>
          </table:table-cell>
          <table:table-cell office:value-type="float" office:value="0.459268903452903" calcext:value-type="float">
            <text:p>0.459268903452903</text:p>
          </table:table-cell>
          <table:table-cell office:value-type="float" office:value="0.234954611677676" calcext:value-type="float">
            <text:p>0.234954611677676</text:p>
          </table:table-cell>
          <table:table-cell office:value-type="float" office:value="0.224314291775227" calcext:value-type="float">
            <text:p>0.224314291775227</text:p>
          </table:table-cell>
        </table:table-row>
        <table:table-row table:style-name="ro1">
          <table:table-cell office:value-type="string" calcext:value-type="string">
            <text:p>x_minus_2</text:p>
          </table:table-cell>
          <table:table-cell office:value-type="float" office:value="-0.002" calcext:value-type="float">
            <text:p>-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13:32</text:p>
          </table:table-cell>
          <table:table-cell office:value-type="float" office:value="0.001528" calcext:value-type="float">
            <text:p>0.001528</text:p>
          </table:table-cell>
          <table:table-cell office:value-type="float" office:value="0.1910977" calcext:value-type="float">
            <text:p>0.1910977</text:p>
          </table:table-cell>
          <table:table-cell office:value-type="float" office:value="0.1926256" calcext:value-type="float">
            <text:p>0.1926256</text:p>
          </table:table-cell>
          <table:table-cell office:value-type="float" office:value="0.5415065" calcext:value-type="float">
            <text:p>0.5415065</text:p>
          </table:table-cell>
          <table:table-cell office:value-type="float" office:value="0.0993989" calcext:value-type="float">
            <text:p>0.0993989</text:p>
          </table:table-cell>
          <table:table-cell office:value-type="float" office:value="2" calcext:value-type="float">
            <text:p>2</text:p>
          </table:table-cell>
          <table:table-cell office:value-type="float" office:value="2.79947996139526" calcext:value-type="float">
            <text:p>2.79947996139526</text:p>
          </table:table-cell>
          <table:table-cell office:value-type="float" office:value="-0.0679534003138542" calcext:value-type="float">
            <text:p>-0.0679534003138542</text:p>
          </table:table-cell>
          <table:table-cell office:value-type="float" office:value="2.86743336170912" calcext:value-type="float">
            <text:p>2.86743336170912</text:p>
          </table:table-cell>
          <table:table-cell office:value-type="float" office:value="0.370645738113671" calcext:value-type="float">
            <text:p>0.370645738113671</text:p>
          </table:table-cell>
          <table:table-cell office:value-type="float" office:value="0.905276013249392" calcext:value-type="float">
            <text:p>0.905276013249392</text:p>
          </table:table-cell>
          <table:table-cell office:value-type="float" office:value="0.56742687234655" calcext:value-type="float">
            <text:p>0.56742687234655</text:p>
          </table:table-cell>
          <table:table-cell office:value-type="float" office:value="0.173864603880793" calcext:value-type="float">
            <text:p>0.173864603880793</text:p>
          </table:table-cell>
          <table:table-cell office:value-type="float" office:value="0.393562268465757" calcext:value-type="float">
            <text:p>0.393562268465757</text:p>
          </table:table-cell>
        </table:table-row>
        <table:table-row table:style-name="ro1">
          <table:table-cell office:value-type="string" calcext:value-type="string">
            <text:p>x_minus_3</text:p>
          </table:table-cell>
          <table:table-cell office:value-type="float" office:value="-0.003" calcext:value-type="float">
            <text:p>-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13:51</text:p>
          </table:table-cell>
          <table:table-cell office:value-type="float" office:value="0.0019689" calcext:value-type="float">
            <text:p>0.0019689</text:p>
          </table:table-cell>
          <table:table-cell office:value-type="float" office:value="0.190099" calcext:value-type="float">
            <text:p>0.190099</text:p>
          </table:table-cell>
          <table:table-cell office:value-type="float" office:value="0.1920679" calcext:value-type="float">
            <text:p>0.1920679</text:p>
          </table:table-cell>
          <table:table-cell office:value-type="float" office:value="0.5415111" calcext:value-type="float">
            <text:p>0.5415111</text:p>
          </table:table-cell>
          <table:table-cell office:value-type="float" office:value="0.0993969" calcext:value-type="float">
            <text:p>0.0993969</text:p>
          </table:table-cell>
          <table:table-cell office:value-type="float" office:value="2" calcext:value-type="float">
            <text:p>2</text:p>
          </table:table-cell>
          <table:table-cell office:value-type="float" office:value="3.19922995567322" calcext:value-type="float">
            <text:p>3.19922995567322</text:p>
          </table:table-cell>
          <table:table-cell office:value-type="float" office:value="-0.0691834017634392" calcext:value-type="float">
            <text:p>-0.0691834017634392</text:p>
          </table:table-cell>
          <table:table-cell office:value-type="float" office:value="3.26841335743666" calcext:value-type="float">
            <text:p>3.26841335743666</text:p>
          </table:table-cell>
          <table:table-cell office:value-type="float" office:value="0.384298735391349" calcext:value-type="float">
            <text:p>0.384298735391349</text:p>
          </table:table-cell>
          <table:table-cell office:value-type="float" office:value="1.01518558295103" calcext:value-type="float">
            <text:p>1.01518558295103</text:p>
          </table:table-cell>
          <table:table-cell office:value-type="float" office:value="0.644916870910674" calcext:value-type="float">
            <text:p>0.644916870910674</text:p>
          </table:table-cell>
          <table:table-cell office:value-type="float" office:value="0.123680599872023" calcext:value-type="float">
            <text:p>0.123680599872023</text:p>
          </table:table-cell>
          <table:table-cell office:value-type="float" office:value="0.521236271038651" calcext:value-type="float">
            <text:p>0.521236271038651</text:p>
          </table:table-cell>
        </table:table-row>
        <table:table-row table:style-name="ro1">
          <table:table-cell office:value-type="string" calcext:value-type="string">
            <text:p>x_minus_4</text:p>
          </table:table-cell>
          <table:table-cell office:value-type="float" office:value="-0.004" calcext:value-type="float">
            <text:p>-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14:08</text:p>
          </table:table-cell>
          <table:table-cell office:value-type="float" office:value="0.0022485" calcext:value-type="float">
            <text:p>0.0022485</text:p>
          </table:table-cell>
          <table:table-cell office:value-type="float" office:value="0.1890999" calcext:value-type="float">
            <text:p>0.1890999</text:p>
          </table:table-cell>
          <table:table-cell office:value-type="float" office:value="0.1913484" calcext:value-type="float">
            <text:p>0.1913484</text:p>
          </table:table-cell>
          <table:table-cell office:value-type="float" office:value="0.5415038" calcext:value-type="float">
            <text:p>0.5415038</text:p>
          </table:table-cell>
          <table:table-cell office:value-type="float" office:value="0.0994036" calcext:value-type="float">
            <text:p>0.0994036</text:p>
          </table:table-cell>
          <table:table-cell office:value-type="float" office:value="2" calcext:value-type="float">
            <text:p>2</text:p>
          </table:table-cell>
          <table:table-cell office:value-type="float" office:value="3.3952100276947" calcext:value-type="float">
            <text:p>3.3952100276947</text:p>
          </table:table-cell>
          <table:table-cell office:value-type="float" office:value="-0.0736934021115303" calcext:value-type="float">
            <text:p>-0.0736934021115303</text:p>
          </table:table-cell>
          <table:table-cell office:value-type="float" office:value="3.46890342980623" calcext:value-type="float">
            <text:p>3.46890342980623</text:p>
          </table:table-cell>
          <table:table-cell office:value-type="float" office:value="0.383109740028158" calcext:value-type="float">
            <text:p>0.383109740028158</text:p>
          </table:table-cell>
          <table:table-cell office:value-type="float" office:value="1.07288373540202" calcext:value-type="float">
            <text:p>1.07288373540202</text:p>
          </table:table-cell>
          <table:table-cell office:value-type="float" office:value="0.681160885561258" calcext:value-type="float">
            <text:p>0.681160885561258</text:p>
          </table:table-cell>
          <table:table-cell office:value-type="float" office:value="0.0850585944950581" calcext:value-type="float">
            <text:p>0.0850585944950581</text:p>
          </table:table-cell>
          <table:table-cell office:value-type="float" office:value="0.5961022910662" calcext:value-type="float">
            <text:p>0.5961022910662</text:p>
          </table:table-cell>
        </table:table-row>
        <table:table-row table:style-name="ro1">
          <table:table-cell office:value-type="string" calcext:value-type="string">
            <text:p>x_minus_5</text:p>
          </table:table-cell>
          <table:table-cell office:value-type="float" office:value="-0.005" calcext:value-type="float">
            <text:p>-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14:27</text:p>
          </table:table-cell>
          <table:table-cell office:value-type="float" office:value="0.0023825" calcext:value-type="float">
            <text:p>0.0023825</text:p>
          </table:table-cell>
          <table:table-cell office:value-type="float" office:value="0.188101" calcext:value-type="float">
            <text:p>0.188101</text:p>
          </table:table-cell>
          <table:table-cell office:value-type="float" office:value="0.1904835" calcext:value-type="float">
            <text:p>0.1904835</text:p>
          </table:table-cell>
          <table:table-cell office:value-type="float" office:value="0.5415075" calcext:value-type="float">
            <text:p>0.5415075</text:p>
          </table:table-cell>
          <table:table-cell office:value-type="float" office:value="0.0994033" calcext:value-type="float">
            <text:p>0.0994033</text:p>
          </table:table-cell>
          <table:table-cell office:value-type="float" office:value="2" calcext:value-type="float">
            <text:p>2</text:p>
          </table:table-cell>
          <table:table-cell office:value-type="float" office:value="3.17996001243591" calcext:value-type="float">
            <text:p>3.17996001243591</text:p>
          </table:table-cell>
          <table:table-cell office:value-type="float" office:value="-0.0757433995604515" calcext:value-type="float">
            <text:p>-0.0757433995604515</text:p>
          </table:table-cell>
          <table:table-cell office:value-type="float" office:value="3.25570341199636" calcext:value-type="float">
            <text:p>3.25570341199636</text:p>
          </table:table-cell>
          <table:table-cell office:value-type="float" office:value="0.346332742058439" calcext:value-type="float">
            <text:p>0.346332742058439</text:p>
          </table:table-cell>
          <table:table-cell office:value-type="float" office:value="1.00522889133715" calcext:value-type="float">
            <text:p>1.00522889133715</text:p>
          </table:table-cell>
          <table:table-cell office:value-type="float" office:value="0.636224882584065" calcext:value-type="float">
            <text:p>0.636224882584065</text:p>
          </table:table-cell>
          <table:table-cell office:value-type="float" office:value="0.0564406015328132" calcext:value-type="float">
            <text:p>0.0564406015328132</text:p>
          </table:table-cell>
          <table:table-cell office:value-type="float" office:value="0.579784281051252" calcext:value-type="float">
            <text:p>0.579784281051252</text:p>
          </table:table-cell>
        </table:table-row>
        <table:table-row table:style-name="ro1">
          <table:table-cell office:value-type="string" calcext:value-type="string">
            <text:p>x_minus_6</text:p>
          </table:table-cell>
          <table:table-cell office:value-type="float" office:value="-0.006" calcext:value-type="float">
            <text:p>-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14:44</text:p>
          </table:table-cell>
          <table:table-cell office:value-type="float" office:value="0.002394" calcext:value-type="float">
            <text:p>0.002394</text:p>
          </table:table-cell>
          <table:table-cell office:value-type="float" office:value="0.1870984" calcext:value-type="float">
            <text:p>0.1870984</text:p>
          </table:table-cell>
          <table:table-cell office:value-type="float" office:value="0.1894424" calcext:value-type="float">
            <text:p>0.1894424</text:p>
          </table:table-cell>
          <table:table-cell office:value-type="float" office:value="0.5415025" calcext:value-type="float">
            <text:p>0.5415025</text:p>
          </table:table-cell>
          <table:table-cell office:value-type="float" office:value="0.0994025" calcext:value-type="float">
            <text:p>0.0994025</text:p>
          </table:table-cell>
          <table:table-cell office:value-type="float" office:value="2" calcext:value-type="float">
            <text:p>2</text:p>
          </table:table-cell>
          <table:table-cell office:value-type="float" office:value="2.55184006690979" calcext:value-type="float">
            <text:p>2.55184006690979</text:p>
          </table:table-cell>
          <table:table-cell office:value-type="float" office:value="-0.0790233984589577" calcext:value-type="float">
            <text:p>-0.0790233984589577</text:p>
          </table:table-cell>
          <table:table-cell office:value-type="float" office:value="2.63086346536875" calcext:value-type="float">
            <text:p>2.63086346536875</text:p>
          </table:table-cell>
          <table:table-cell office:value-type="float" office:value="0.275115747144446" calcext:value-type="float">
            <text:p>0.275115747144446</text:p>
          </table:table-cell>
          <table:table-cell office:value-type="float" office:value="0.808977724054972" calcext:value-type="float">
            <text:p>0.808977724054972</text:p>
          </table:table-cell>
          <table:table-cell office:value-type="float" office:value="0.508714893553406" calcext:value-type="float">
            <text:p>0.508714893553406</text:p>
          </table:table-cell>
          <table:table-cell office:value-type="float" office:value="0.0415166007354856" calcext:value-type="float">
            <text:p>0.0415166007354856</text:p>
          </table:table-cell>
          <table:table-cell office:value-type="float" office:value="0.46719829281792" calcext:value-type="float">
            <text:p>0.46719829281792</text:p>
          </table:table-cell>
        </table:table-row>
        <table:table-row table:style-name="ro1">
          <table:table-cell office:value-type="string" calcext:value-type="string">
            <text:p>x_minus_7</text:p>
          </table:table-cell>
          <table:table-cell office:value-type="float" office:value="-0.007" calcext:value-type="float">
            <text:p>-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15:02</text:p>
          </table:table-cell>
          <table:table-cell office:value-type="float" office:value="0.002363" calcext:value-type="float">
            <text:p>0.002363</text:p>
          </table:table-cell>
          <table:table-cell office:value-type="float" office:value="0.186099" calcext:value-type="float">
            <text:p>0.186099</text:p>
          </table:table-cell>
          <table:table-cell office:value-type="float" office:value="0.1878621" calcext:value-type="float">
            <text:p>0.1878621</text:p>
          </table:table-cell>
          <table:table-cell office:value-type="float" office:value="0.5415053" calcext:value-type="float">
            <text:p>0.5415053</text:p>
          </table:table-cell>
          <table:table-cell office:value-type="float" office:value="0.0994017" calcext:value-type="float">
            <text:p>0.0994017</text:p>
          </table:table-cell>
          <table:table-cell office:value-type="float" office:value="2" calcext:value-type="float">
            <text:p>2</text:p>
          </table:table-cell>
          <table:table-cell office:value-type="float" office:value="1.10248994827271" calcext:value-type="float">
            <text:p>1.10248994827271</text:p>
          </table:table-cell>
          <table:table-cell office:value-type="float" office:value="-0.0831234008073807" calcext:value-type="float">
            <text:p>-0.0831234008073807</text:p>
          </table:table-cell>
          <table:table-cell office:value-type="float" office:value="1.18561334908009" calcext:value-type="float">
            <text:p>1.18561334908009</text:p>
          </table:table-cell>
          <table:table-cell office:value-type="float" office:value="0.125465734151658" calcext:value-type="float">
            <text:p>0.125465734151658</text:p>
          </table:table-cell>
          <table:table-cell office:value-type="float" office:value="0.359002057240767" calcext:value-type="float">
            <text:p>0.359002057240767</text:p>
          </table:table-cell>
          <table:table-cell office:value-type="float" office:value="0.218516869843006" calcext:value-type="float">
            <text:p>0.218516869843006</text:p>
          </table:table-cell>
          <table:table-cell office:value-type="float" office:value="0.0324145984603092" calcext:value-type="float">
            <text:p>0.0324145984603092</text:p>
          </table:table-cell>
          <table:table-cell office:value-type="float" office:value="0.186102271382697" calcext:value-type="float">
            <text:p>0.186102271382697</text:p>
          </table:table-cell>
        </table:table-row>
        <table:table-row table:style-name="ro1">
          <table:table-cell office:value-type="string" calcext:value-type="string">
            <text:p>x_minus_8</text:p>
          </table:table-cell>
          <table:table-cell office:value-type="float" office:value="-0.008" calcext:value-type="float">
            <text:p>-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15:20</text:p>
          </table:table-cell>
          <table:table-cell office:value-type="float" office:value="0.0019037" calcext:value-type="float">
            <text:p>0.0019037</text:p>
          </table:table-cell>
          <table:table-cell office:value-type="float" office:value="0.185099" calcext:value-type="float">
            <text:p>0.185099</text:p>
          </table:table-cell>
          <table:table-cell office:value-type="float" office:value="0.1870028" calcext:value-type="float">
            <text:p>0.1870028</text:p>
          </table:table-cell>
          <table:table-cell office:value-type="float" office:value="0.5415111" calcext:value-type="float">
            <text:p>0.5415111</text:p>
          </table:table-cell>
          <table:table-cell office:value-type="float" office:value="0.0993995" calcext:value-type="float">
            <text:p>0.0993995</text:p>
          </table:table-cell>
          <table:table-cell office:value-type="float" office:value="2" calcext:value-type="float">
            <text:p>2</text:p>
          </table:table-cell>
          <table:table-cell office:value-type="float" office:value="1.26608002185822" calcext:value-type="float">
            <text:p>1.26608002185822</text:p>
          </table:table-cell>
          <table:table-cell office:value-type="float" office:value="-0.0839433968067169" calcext:value-type="float">
            <text:p>-0.0839433968067169</text:p>
          </table:table-cell>
          <table:table-cell office:value-type="float" office:value="1.35002341866493" calcext:value-type="float">
            <text:p>1.35002341866493</text:p>
          </table:table-cell>
          <table:table-cell office:value-type="float" office:value="0.141701742669102" calcext:value-type="float">
            <text:p>0.141701742669102</text:p>
          </table:table-cell>
          <table:table-cell office:value-type="float" office:value="0.408794216987334" calcext:value-type="float">
            <text:p>0.408794216987334</text:p>
          </table:table-cell>
          <table:table-cell office:value-type="float" office:value="0.251726884581149" calcext:value-type="float">
            <text:p>0.251726884581149</text:p>
          </table:table-cell>
          <table:table-cell office:value-type="float" office:value="0.031676600757055" calcext:value-type="float">
            <text:p>0.031676600757055</text:p>
          </table:table-cell>
          <table:table-cell office:value-type="float" office:value="0.220050283824094" calcext:value-type="float">
            <text:p>0.2200502838240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9-15T18:13:41.319920638</dc:date>
    <meta:editing-duration>PT44S</meta:editing-duration>
    <meta:editing-cycles>3</meta:editing-cycles>
    <meta:document-statistic meta:table-count="1" meta:cell-count="396" meta:object-count="0"/>
  </office:meta>
</office:document-meta>
</file>